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15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5.11mm"/>
    </style:style>
    <style:style style:name="ro1" style:family="table-row">
      <style:table-row-properties style:row-height="93.7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cc00" fo:border="0.06pt solid #000000" style:rotation-angle="60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ccff66" fo:border="0.06pt solid #000000" style:rotation-angle="60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ccff66"/>
    </style:style>
    <style:style style:name="ce11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3" table:number-columns-repeated="2" table:default-cell-style-name="Default"/>
        <table:table-column table:style-name="co3" table:number-columns-repeated="2" table:default-cell-style-name="ce7"/>
        <table:table-column table:style-name="co3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column table:style-name="co3" table:default-cell-style-name="ce7"/>
        <table:table-column table:style-name="co3" table:default-cell-style-name="ce10"/>
        <table:table-column table:style-name="co3" table:number-columns-repeated="2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number-columns-repeated="97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Prueba teórico-práctica de la unidad (DHCP) </text:p>
          </table:table-cell>
          <table:table-cell table:style-name="ce1" office:value-type="string" calcext:value-type="string">
            <text:p>UT1-AE2. DHCP. Prueba práctica </text:p>
          </table:table-cell>
          <table:table-cell table:style-name="ce1" office:value-type="string" calcext:value-type="string">
            <text:p>UT1-AER1 Prueba teórico-práctica (DHCP). Recuperación </text:p>
          </table:table-cell>
          <table:table-cell table:style-name="ce1" office:value-type="string" calcext:value-type="string">
            <text:p>UT1-AER2 Prueba práctica. Recuperación </text:p>
          </table:table-cell>
          <table:table-cell table:style-name="ce4" office:value-type="string" calcext:value-type="string">
            <text:p>UT1-AE1F. Prueba teórico-práctica. Calificación final </text:p>
          </table:table-cell>
          <table:table-cell table:style-name="ce4" office:value-type="string" calcext:value-type="string">
            <text:p>UT1-AE2F. Prueba práctica. Calificación final </text:p>
          </table:table-cell>
          <table:table-cell table:style-name="ce1" office:value-type="string" calcext:value-type="string">
            <text:p>UT2-AE1. DNS. Prueba teórica </text:p>
          </table:table-cell>
          <table:table-cell table:style-name="ce1" office:value-type="string" calcext:value-type="string">
            <text:p>UT2-AE2. DNS. Prueba práctica </text:p>
          </table:table-cell>
          <table:table-cell table:style-name="ce4" office:value-type="string" calcext:value-type="string">
            <text:p>UT2-AEF1. Prueba teórica. Calificación final </text:p>
          </table:table-cell>
          <table:table-cell table:style-name="ce4" office:value-type="string" calcext:value-type="string">
            <text:p>UT2-AEF2. Prueba práctica. Calificación final </text:p>
          </table:table-cell>
          <table:table-cell table:style-name="ce1" office:value-type="string" calcext:value-type="string">
            <text:p>UT3-AE1. Acceso servicios remotos en casa </text:p>
          </table:table-cell>
          <table:table-cell table:style-name="ce4" office:value-type="string" calcext:value-type="string">
            <text:p>UT3-AE2. Prueba teórica. Servicios de acceso remoto </text:p>
          </table:table-cell>
          <table:table-cell table:style-name="ce1" office:value-type="string" calcext:value-type="string">
            <text:p>UT3-AE1. Prueba práctica. Servicios de acceso remoto </text:p>
          </table:table-cell>
          <table:table-cell table:style-name="ce1" office:value-type="string" calcext:value-type="string">
            <text:p>UT3-AER1. Recuperación. Prueba práctica. Servicios de acceso remoto </text:p>
          </table:table-cell>
          <table:table-cell table:style-name="ce4" office:value-type="string" calcext:value-type="string">
            <text:p>UT3-AEF1. Servicios acceso remoto. Parte práctica. Calificación definitiva </text:p>
          </table:table-cell>
          <table:table-cell table:style-name="ce8" office:value-type="string" calcext:value-type="string">
            <text:p>pruebas eval 1 </text:p>
          </table:table-cell>
          <table:table-cell table:style-name="ce1" office:value-type="string" calcext:value-type="string">
            <text:p>UT0-A1. Administración remota con ssh y wget </text:p>
          </table:table-cell>
          <table:table-cell table:style-name="ce1" office:value-type="string" calcext:value-type="string">
            <text:p>UT0-A2. Repaso de redes </text:p>
          </table:table-cell>
          <table:table-cell table:style-name="ce1" office:value-type="string" calcext:value-type="string">
            <text:p>UT0-A3. Herramienta dig </text:p>
          </table:table-cell>
          <table:table-cell table:style-name="ce1" office:value-type="string" calcext:value-type="string">
            <text:p>UT1-A1. Características de DHCP </text:p>
          </table:table-cell>
          <table:table-cell table:style-name="ce1" office:value-type="string" calcext:value-type="string">
            <text:p>UT1-A2. Servidor DHCP en Linux </text:p>
          </table:table-cell>
          <table:table-cell table:style-name="ce1" office:value-type="string" calcext:value-type="string">
            <text:p>UT1-A3 Configuración de Ubuntu como enrutador y NAT </text:p>
          </table:table-cell>
          <table:table-cell table:style-name="ce1" office:value-type="string" calcext:value-type="string">
            <text:p>UT1-A4 Servidor de DHCP en Windows Server </text:p>
          </table:table-cell>
          <table:table-cell table:style-name="ce1" office:value-type="string" calcext:value-type="string">
            <text:p>UT1-A5 Configuración de Windows Server como enrutador </text:p>
          </table:table-cell>
          <table:table-cell table:style-name="ce1" office:value-type="string" calcext:value-type="string">
            <text:p>UT2-A1. Características del servicio DNS </text:p>
          </table:table-cell>
          <table:table-cell table:style-name="ce1" office:value-type="string" calcext:value-type="string">
            <text:p>UT2-A2 Servidor de DNS en linux </text:p>
          </table:table-cell>
          <table:table-cell table:style-name="ce1" office:value-type="string" calcext:value-type="string">
            <text:p>UT2-A3 Delegacion de autoridad DNS en Linux </text:p>
          </table:table-cell>
          <table:table-cell table:style-name="ce1" office:value-type="string" calcext:value-type="string">
            <text:p>UT2-A4 Servidor de DNS en Windows Server </text:p>
          </table:table-cell>
          <table:table-cell table:style-name="ce1" office:value-type="string" calcext:value-type="string">
            <text:p>UT2-A5 Delegacion de autoridad DNS de Windows a Linux </text:p>
          </table:table-cell>
          <table:table-cell table:style-name="ce1" office:value-type="string" calcext:value-type="string">
            <text:p>UT2-A6. Configuración de servidor de DNS secundario en Linux </text:p>
          </table:table-cell>
          <table:table-cell table:style-name="ce1" office:value-type="string" calcext:value-type="string">
            <text:p>UT3-A2. Preguntas sobre acceso remoto </text:p>
          </table:table-cell>
          <table:table-cell table:style-name="ce1" office:value-type="string" calcext:value-type="string">
            <text:p>UT3-A3. Túneles SSH </text:p>
          </table:table-cell>
          <table:table-cell table:style-name="ce1" office:value-type="string" calcext:value-type="string">
            <text:p>UT3-A4. Práctica. Acceso seguro SSH sin contraseña </text:p>
          </table:table-cell>
          <table:table-cell table:style-name="ce1" office:value-type="string" calcext:value-type="string">
            <text:p>UT3-A5. Escritorio remoto con X2GO </text:p>
          </table:table-cell>
          <table:table-cell table:style-name="ce1" office:value-type="string" calcext:value-type="string">
            <text:p>UT3-AC1. Netcat </text:p>
          </table:table-cell>
          <table:table-cell table:style-name="ce1" office:value-type="string" calcext:value-type="string">
            <text:p>UT3-AC2. Acceso remoto centralizado </text:p>
          </table:table-cell>
          <table:table-cell table:style-name="ce1" office:value-type="string" calcext:value-type="string">
            <text:p>N Prácticas aprobadas</text:p>
          </table:table-cell>
          <table:table-cell table:style-name="ce1" office:value-type="string" calcext:value-type="string">
            <text:p>% Prácticas aprobadas</text:p>
          </table:table-cell>
          <table:table-cell table:style-name="ce8" office:value-type="string" calcext:value-type="string">
            <text:p>tareas eval 1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8" office:value-type="string" calcext:value-type="string">
            <text:p>act participacion eval 1 </text:p>
          </table:table-cell>
          <table:table-cell table:style-name="ce4" office:value-type="string" calcext:value-type="string">
            <text:p>Calificación 1 eval </text:p>
          </table:table-cell>
          <table:table-cell table:style-name="ce1" table:number-columns-repeated="2"/>
          <table:table-cell table:style-name="ce11" table:number-columns-repeated="970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4.92" calcext:value-type="float">
            <text:p>4,9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5.58" calcext:value-type="float">
            <text:p>5,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5" calcext:value-type="float">
            <text:p>15</text:p>
          </table:table-cell>
          <table:table-cell table:style-name="ce3" table:formula="of:=([.AM2]/18)*100" office:value-type="float" office:value="83.3333333333333" calcext:value-type="float">
            <text:p>83,3333333333</text:p>
          </table:table-cell>
          <table:table-cell table:style-name="ce9" office:value-type="float" office:value="7.05" calcext:value-type="float">
            <text:p>7,05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float" office:value="6.53" calcext:value-type="float">
            <text:p>6,53</text:p>
          </table:table-cell>
          <table:table-cell table:style-name="ce3" office:value-type="string" calcext:value-type="string">
            <text:p>4-6,7</text:p>
          </table:table-cell>
          <table:table-cell table:style-name="ce2" office:value-type="string" calcext:value-type="string">
            <text:p>PTE recuperar P Práctica DN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3" office:value-type="float" office:value="5.03" calcext:value-type="float">
            <text:p>5,0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7.58" calcext:value-type="float">
            <text:p>7,58</text:p>
          </table:table-cell>
          <table:table-cell table:style-name="ce3" office:value-type="float" office:value="6.5" calcext:value-type="float">
            <text:p>6,5</text:p>
          </table:table-cell>
          <table:table-cell table:style-name="ce6" office:value-type="float" office:value="7.6" calcext:value-type="float">
            <text:p>7,6</text:p>
          </table:table-cell>
          <table:table-cell table:style-name="ce6" office:value-type="float" office:value="6.5" calcext:value-type="float">
            <text:p>6,5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5.74" calcext:value-type="float">
            <text:p>5,7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7.31" calcext:value-type="float">
            <text:p>7,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([.AM3]/18)*100" office:value-type="float" office:value="100" calcext:value-type="float">
            <text:p>100</text:p>
          </table:table-cell>
          <table:table-cell table:style-name="ce9" office:value-type="float" office:value="8.72" calcext:value-type="float">
            <text:p>8,72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8.28" calcext:value-type="float">
            <text:p>8,28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6" office:value-type="float" office:value="6.25" calcext:value-type="float">
            <text:p>6,25</text:p>
          </table:table-cell>
          <table:table-cell table:style-name="ce6" office:value-type="float" office:value="7.5" calcext:value-type="float">
            <text:p>7,5</text:p>
          </table:table-cell>
          <table:table-cell table:style-name="ce3" office:value-type="float" office:value="4.85" calcext:value-type="float">
            <text:p>4,8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5.19" calcext:value-type="float">
            <text:p>5,1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6.47" calcext:value-type="float">
            <text:p>6,4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style-name="ce5" table:formula="of:=([.AM4]/18)*100" office:value-type="float" office:value="50" calcext:value-type="float">
            <text:p>50</text:p>
          </table:table-cell>
          <table:table-cell table:style-name="ce9" office:value-type="float" office:value="5.17" calcext:value-type="float">
            <text:p>5,17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6.19" calcext:value-type="float">
            <text:p>6,19</text:p>
          </table:table-cell>
          <table:table-cell table:style-name="ce3" office:value-type="string" calcext:value-type="string">
            <text:p>4-6,7</text:p>
          </table:table-cell>
          <table:table-cell table:style-name="ce2" office:value-type="string" calcext:value-type="string">
            <text:p>PTE entregar 6 práctica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3" office:value-type="float" office:value="6.58" calcext:value-type="float">
            <text:p>6,5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6" office:value-type="float" office:value="6.6" calcext:value-type="float">
            <text:p>6,6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9.11" calcext:value-type="float">
            <text:p>9,1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.1" calcext:value-type="float">
            <text:p>9,1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7.34" calcext:value-type="float">
            <text:p>7,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4" calcext:value-type="float">
            <text:p>14</text:p>
          </table:table-cell>
          <table:table-cell table:style-name="ce5" table:formula="of:=([.AM5]/18)*100" office:value-type="float" office:value="77.7777777777778" calcext:value-type="float">
            <text:p>77,7777777778</text:p>
          </table:table-cell>
          <table:table-cell table:style-name="ce9" office:value-type="float" office:value="7.48" calcext:value-type="float">
            <text:p>7,48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7.54" calcext:value-type="float">
            <text:p>7,54</text:p>
          </table:table-cell>
          <table:table-cell table:style-name="ce3" office:value-type="string" calcext:value-type="string">
            <text:p>4-7,8</text:p>
          </table:table-cell>
          <table:table-cell table:style-name="ce2" office:value-type="string" calcext:value-type="string">
            <text:p>PTE entregar 1 práctica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3" office:value-type="float" office:value="7.29" calcext:value-type="float">
            <text:p>7,2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8.33" calcext:value-type="float">
            <text:p>8,33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7.31" calcext:value-type="float">
            <text:p>7,3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8.49" calcext:value-type="float">
            <text:p>8,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5" calcext:value-type="float">
            <text:p>15</text:p>
          </table:table-cell>
          <table:table-cell table:style-name="ce3" table:formula="of:=([.AM6]/18)*100" office:value-type="float" office:value="83.3333333333333" calcext:value-type="float">
            <text:p>83,3333333333</text:p>
          </table:table-cell>
          <table:table-cell table:style-name="ce9" office:value-type="float" office:value="8.62" calcext:value-type="float">
            <text:p>8,62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8.45" calcext:value-type="float">
            <text:p>8,45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3" office:value-type="float" office:value="3.39" calcext:value-type="float">
            <text:p>3,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78" calcext:value-type="float">
            <text:p>3,78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3.8" calcext:value-type="float">
            <text:p>3,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6.14" calcext:value-type="float">
            <text:p>6,14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.1" calcext:value-type="float">
            <text:p>6,1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5.74" calcext:value-type="float">
            <text:p>5,74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5.94" calcext:value-type="float">
            <text:p>5,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5" calcext:value-type="float">
            <text:p>15</text:p>
          </table:table-cell>
          <table:table-cell table:style-name="ce3" table:formula="of:=([.AM7]/18)*100" office:value-type="float" office:value="83.3333333333333" calcext:value-type="float">
            <text:p>83,3333333333</text:p>
          </table:table-cell>
          <table:table-cell table:style-name="ce9" office:value-type="float" office:value="7.17" calcext:value-type="float">
            <text:p>7,17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6.91" calcext:value-type="float">
            <text:p>6,91</text:p>
          </table:table-cell>
          <table:table-cell table:style-name="ce3" office:value-type="string" calcext:value-type="string">
            <text:p>4-7</text:p>
          </table:table-cell>
          <table:table-cell table:style-name="ce2" office:value-type="string" calcext:value-type="string">
            <text:p>PTE recuperar P Práctica DN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4.2" calcext:value-type="float">
            <text:p>4,2</text:p>
          </table:table-cell>
          <table:table-cell table:style-name="ce6" office:value-type="float" office:value="8.5" calcext:value-type="float">
            <text:p>8,5</text:p>
          </table:table-cell>
          <table:table-cell table:style-name="ce3" office:value-type="float" office:value="5.35" calcext:value-type="float">
            <text:p>5,3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.4" calcext:value-type="float">
            <text:p>5,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.02" calcext:value-type="float">
            <text:p>6,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6" calcext:value-type="float">
            <text:p>16</text:p>
          </table:table-cell>
          <table:table-cell table:style-name="ce3" table:formula="of:=([.AM8]/18)*100" office:value-type="float" office:value="88.8888888888889" calcext:value-type="float">
            <text:p>88,8888888889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7.51" calcext:value-type="float">
            <text:p>7,51</text:p>
          </table:table-cell>
          <table:table-cell table:style-name="ce3" office:value-type="string" calcext:value-type="string">
            <text:p>7-8</text:p>
          </table:table-cell>
          <table:table-cell table:style-name="ce2" office:value-type="string" calcext:value-type="string">
            <text:p>8 Si entrega prácticas pt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.17" calcext:value-type="float">
            <text:p>5,1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5.2" calcext:value-type="float">
            <text:p>5,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5.5" calcext:value-type="float">
            <text:p>5,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.5" calcext:value-type="float">
            <text:p>5,5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3.06" calcext:value-type="float">
            <text:p>3,06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4.96" calcext:value-type="float">
            <text:p>4,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style-name="ce5" table:formula="of:=([.AM9]/18)*100" office:value-type="float" office:value="55.5555555555556" calcext:value-type="float">
            <text:p>55,5555555556</text:p>
          </table:table-cell>
          <table:table-cell table:style-name="ce9" office:value-type="float" office:value="4.97" calcext:value-type="float">
            <text:p>4,97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5.77" calcext:value-type="float">
            <text:p>5,77</text:p>
          </table:table-cell>
          <table:table-cell table:style-name="ce3" office:value-type="string" calcext:value-type="string">
            <text:p>4-6,7</text:p>
          </table:table-cell>
          <table:table-cell table:style-name="ce2" office:value-type="string" calcext:value-type="string">
            <text:p>PTE entregar 5 práctica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03" calcext:value-type="float">
            <text:p>4,0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.42" calcext:value-type="float">
            <text:p>4,4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2.96" calcext:value-type="float">
            <text:p>2,9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.56" calcext:value-type="float">
            <text:p>2,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style-name="ce5" table:formula="of:=([.AM10]/18)*100" office:value-type="float" office:value="38.8888888888889" calcext:value-type="float">
            <text:p>38,8888888889</text:p>
          </table:table-cell>
          <table:table-cell table:style-name="ce9" office:value-type="float" office:value="3.32" calcext:value-type="float">
            <text:p>3,32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3.59" calcext:value-type="float">
            <text:p>3,59</text:p>
          </table:table-cell>
          <table:table-cell table:style-name="ce3" office:value-type="string" calcext:value-type="string">
            <text:p>3-4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3" office:value-type="float" office:value="2.64" calcext:value-type="float">
            <text:p>2,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72" calcext:value-type="float">
            <text:p>4,7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4.72" calcext:value-type="float">
            <text:p>4,72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4.72" calcext:value-type="float">
            <text:p>4,7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.7" calcext:value-type="float">
            <text:p>4,7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4.81" calcext:value-type="float">
            <text:p>4,81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.21" calcext:value-type="float">
            <text:p>5,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5" calcext:value-type="float">
            <text:p>15</text:p>
          </table:table-cell>
          <table:table-cell table:style-name="ce3" table:formula="of:=([.AM11]/18)*100" office:value-type="float" office:value="83.3333333333333" calcext:value-type="float">
            <text:p>83,3333333333</text:p>
          </table:table-cell>
          <table:table-cell table:style-name="ce9" office:value-type="float" office:value="7.74" calcext:value-type="float">
            <text:p>7,74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float" office:value="6.71" calcext:value-type="float">
            <text:p>6,71</text:p>
          </table:table-cell>
          <table:table-cell table:style-name="ce3" office:value-type="float" office:value="6.7" calcext:value-type="float">
            <text:p>6,7</text:p>
          </table:table-cell>
          <table:table-cell table:style-name="ce2" office:value-type="string" calcext:value-type="string">
            <text:p>Sube nota si entrega prácticas pt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3" office:value-type="float" office:value="7.31" calcext:value-type="float">
            <text:p>7,31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8.5" calcext:value-type="float">
            <text:p>8,5</text:p>
          </table:table-cell>
          <table:table-cell table:style-name="ce3" office:value-type="float" office:value="8.56" calcext:value-type="float">
            <text:p>8,56</text:p>
          </table:table-cell>
          <table:table-cell table:style-name="ce3" office:value-type="float" office:value="9.5" calcext:value-type="float">
            <text:p>9,5</text:p>
          </table:table-cell>
          <table:table-cell table:style-name="ce6" office:value-type="float" office:value="8.6" calcext:value-type="float">
            <text:p>8,6</text:p>
          </table:table-cell>
          <table:table-cell table:style-name="ce6" office:value-type="float" office:value="9.5" calcext:value-type="float">
            <text:p>9,5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5.56" calcext:value-type="float">
            <text:p>5,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8.24" calcext:value-type="float">
            <text:p>8,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18" calcext:value-type="float">
            <text:p>18</text:p>
          </table:table-cell>
          <table:table-cell table:style-name="ce3" table:formula="of:=([.AM12]/18)*100" office:value-type="float" office:value="100" calcext:value-type="float">
            <text:p>100</text:p>
          </table:table-cell>
          <table:table-cell table:style-name="ce9" office:value-type="float" office:value="8.97" calcext:value-type="float">
            <text:p>8,97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float" office:value="8.92" calcext:value-type="float">
            <text:p>8,92</text:p>
          </table:table-cell>
          <table:table-cell table:style-name="ce3" office:value-type="float" office:value="9" calcext:value-type="float">
            <text:p>9</text:p>
          </table:table-cell>
          <table:table-cell table:style-name="ce2"/>
          <table:table-cell table:number-columns-repeated="970"/>
        </table:table-row>
        <table:table-row table:style-name="ro2" table:number-rows-repeated="1048563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11-27">00/00/0000</text:date>, <text:time style:data-style-name="N2" text:time-value="19:13:40.44308768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 User</meta:initial-creator>
    <meta:creation-date>2016-11-27T19:13:37</meta:creation-date>
    <dc:date>2016-11-27T19:32:54.093588108</dc:date>
    <meta:editing-duration>PT9M2S</meta:editing-duration>
    <meta:editing-cycles>2</meta:editing-cycles>
    <meta:document-statistic meta:table-count="1" meta:cell-count="546" meta:object-count="0"/>
  </office:meta>
</office:document-meta>
</file>